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106.89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05mm"/>
    </style:style>
    <style:style style:name="co37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12">
      <style:text-properties fo:color="#cccccc"/>
    </style:style>
    <style:style style:name="ce259" style:family="table-cell" style:parent-style-name="Default">
      <style:text-properties fo:color="#cccccc"/>
    </style:style>
    <style:style style:name="ce260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61" style:family="table-cell" style:parent-style-name="Default" style:data-style-name="N104"/>
    <style:style style:name="ce262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J183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36" table:default-cell-style-name="ce255"/>
        <table:table-column table:style-name="co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80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2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7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 table:formula="of:=[.C90]" office:value-type="currency" office:currency="ARS" office:value="550" calcext:value-type="currency">
            <text:p>$550,00</text:p>
          </table:table-cell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 table:formula="of:=[.C95]" office:value-type="currency" office:currency="ARS" office:value="1185" calcext:value-type="currency">
            <text:p>$1.185,00</text:p>
          </table:table-cell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.481,78</text:p>
          </table:table-cell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 table:formula="of:=[.C110]" office:value-type="currency" office:currency="ARS" office:value="283" calcext:value-type="currency">
            <text:p>$283,00</text:p>
          </table:table-cell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255" table:formula="of:=[.C91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 table:formula="of:=[.C113]" office:value-type="currency" office:currency="ARS" office:value="3630" calcext:value-type="currency">
            <text:p>$3.630,00</text:p>
          </table:table-cell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255" table:formula="of:=[.C78]" office:value-type="currency" office:currency="ARS" office:value="700" calcext:value-type="currency">
            <text:p>$70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 table:formula="of:=[.C152]" office:value-type="currency" office:currency="ARS" office:value="72" calcext:value-type="currency">
            <text:p>$72,00</text:p>
          </table:table-cell>
          <table:table-cell table:style-name="ce255" office:value-type="currency" office:currency="ARS" office:value="590.35" calcext:value-type="currency">
            <text:p>$590,35</text:p>
          </table:table-cell>
          <table:table-cell table:style-name="ce255" table:formula="of:=[.D12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 table:formula="of:=[.C159]" office:value-type="currency" office:currency="ARS" office:value="251.3" calcext:value-type="currency">
            <text:p>$251,30</text:p>
          </table:table-cell>
          <table:table-cell table:style-name="ce255" table:formula="of:=[.C128]" office:value-type="currency" office:currency="ARS" office:value="733" calcext:value-type="currency">
            <text:p>$733,00</text:p>
          </table:table-cell>
          <table:table-cell table:style-name="ce255" table:formula="of:=[.D126]" office:value-type="currency" office:currency="ARS" office:value="4000" calcext:value-type="currency">
            <text:p>$4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255" table:formula="of:=[.C169]" office:value-type="currency" office:currency="ARS" office:value="149" calcext:value-type="currency">
            <text:p>$149,00</text:p>
          </table:table-cell>
          <table:table-cell table:style-name="ce255" office:value-type="currency" office:currency="ARS" office:value="6766" calcext:value-type="currency">
            <text:p>$6.766,00</text:p>
          </table:table-cell>
          <table:table-cell table:style-name="ce255" table:formula="of:=[.C96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/>
          <table:table-cell table:style-name="ce255" office:value-type="currency" office:currency="ARS" office:value="4000" calcext:value-type="currency">
            <text:p>$4.000,00</text:p>
          </table:table-cell>
          <table:table-cell table:style-name="ce255" table:formula="of:=[.C102]" office:value-type="currency" office:currency="ARS" office:value="7215" calcext:value-type="currency">
            <text:p>$7.215,00</text:p>
          </table:table-cell>
          <table:table-cell table:style-name="ce262" table:formula="of:=SUM([.G38:.I38])" office:value-type="currency" office:currency="ARS" office:value="149193.42" calcext:value-type="currency">
            <text:p>$149.193,42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office:value-type="currency" office:currency="ARS" office:value="5820" calcext:value-type="currency">
            <text:p>$5.820,00</text:p>
          </table:table-cell>
          <table:table-cell table:style-name="ce255" table:formula="of:=[.C108]" office:value-type="currency" office:currency="ARS" office:value="250" calcext:value-type="currency">
            <text:p>$250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/>
          <table:table-cell table:style-name="ce255"/>
          <table:table-cell table:style-name="ce255" office:value-type="currency" office:currency="ARS" office:value="2680" calcext:value-type="currency">
            <text:p>$2.680,00</text:p>
          </table:table-cell>
          <table:table-cell table:style-name="ce255" table:formula="of:=[.C114]" office:value-type="currency" office:currency="ARS" office:value="508.43" calcext:value-type="currency">
            <text:p>$508,43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/>
          <table:table-cell table:style-name="ce255"/>
          <table:table-cell table:style-name="ce255" office:value-type="currency" office:currency="ARS" office:value="720" calcext:value-type="currency">
            <text:p>$720,00</text:p>
          </table:table-cell>
          <table:table-cell table:style-name="ce255" table:formula="of:=[.D127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255" table:formula="of:=[.C146]" office:value-type="currency" office:currency="ARS" office:value="2087.69" calcext:value-type="currency">
            <text:p>$2.087,69</text:p>
          </table:table-cell>
          <table:table-cell table:style-name="ce255" table:formula="of:=[.C147]" office:value-type="currency" office:currency="ARS" office:value="152" calcext:value-type="currency">
            <text:p>$152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50]" office:value-type="currency" office:currency="ARS" office:value="350" calcext:value-type="currency">
            <text:p>$350,00</text:p>
          </table:table-cell>
          <table:table-cell table:style-name="ce255" table:formula="of:=[.D154]" office:value-type="currency" office:currency="ARS" office:value="165" calcext:value-type="currency">
            <text:p>$16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55" table:formula="of:=[.C158]" office:value-type="currency" office:currency="ARS" office:value="1305" calcext:value-type="currency">
            <text:p>$1.305,00</text:p>
          </table:table-cell>
          <table:table-cell table:style-name="ce255" table:formula="of:=[.C15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table:style-name="ce255"/>
          <table:table-cell table:style-name="ce255" table:formula="of:=[.C162]" office:value-type="currency" office:currency="ARS" office:value="908.55" calcext:value-type="currency">
            <text:p>$908,55</text:p>
          </table:table-cell>
          <table:table-cell table:style-name="ce255" table:formula="of:=[.C166]" office:value-type="currency" office:currency="ARS" office:value="206.85" calcext:value-type="currency">
            <text:p>$206,85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table:style-name="ce255"/>
          <table:table-cell table:style-name="ce255" table:formula="of:=[.C165]" office:value-type="currency" office:currency="ARS" office:value="2245" calcext:value-type="currency">
            <text:p>$2.245,00</text:p>
          </table:table-cell>
          <table:table-cell table:style-name="ce255"/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/>
          <table:table-cell table:style-name="ce139"/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/>
          <table:table-cell table:style-name="ce255" table:formula="of:=SUM([.G6:.G37])" office:value-type="currency" office:currency="ARS" office:value="38369.1" calcext:value-type="currency">
            <text:p>$38.369,10</text:p>
          </table:table-cell>
          <table:table-cell table:style-name="ce255" table:formula="of:=SUM([.H6:.H37])" office:value-type="currency" office:currency="ARS" office:value="58662.68" calcext:value-type="currency">
            <text:p>$58.662,68</text:p>
          </table:table-cell>
          <table:table-cell table:style-name="ce255" table:formula="of:=SUM([.I6:.I37])" office:value-type="currency" office:currency="ARS" office:value="52161.64" calcext:value-type="currency">
            <text:p>$52.161,64</text:p>
          </table:table-cell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2"/>
          <table:table-cell table:style-name="ce260"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3"/>
          <table:table-cell table:style-name="ce261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/>
          <table:table-cell office:value-type="string" calcext:value-type="string">
            <text:p>Benjis</text:p>
          </table:table-cell>
          <table:table-cell table:style-name="ce261" table:formula="of:=[.C5]+[.C41]+[.C49]+[.C64]+[.C69]+[.C56]+[.C80]+[.C82]+[.C87]+[.C90]+[.C95]+[.C101]+[.C110]+[.C113]+[.C152]+[.C159]+[.C169]" office:value-type="currency" office:currency="ARS" office:value="38369.1" calcext:value-type="currency">
            <text:p>$38.369,10</text:p>
          </table:table-cell>
          <table:table-cell table:number-columns-repeated="5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/>
          <table:table-cell office:value-type="string" calcext:value-type="string">
            <text:p>Charles</text:p>
          </table:table-cell>
          <table:table-cell table:style-name="ce261" table:formula="of:=+[.C3]+[.C6]+[.C19]+[.C21]+[.C25]+[.C29]+[.C34]+[.C42]+[.C46]+[.C50]+[.C47]+[.C55]+[.C63]+[.C73]+[.C121]+[.C128]+[.C132]+[.C136]+[.C138]+[.C140]+[.C143]+[.C146]+[.C150]+[.C158]+[.C162]+[.C165]" office:value-type="currency" office:currency="ARS" office:value="58662.68" calcext:value-type="currency">
            <text:p>$58.662,68</text:p>
          </table:table-cell>
          <table:table-cell table:style-name="ce260"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/>
          <table:table-cell office:value-type="string" calcext:value-type="string">
            <text:p>Erwin</text:p>
          </table:table-cell>
          <table:table-cell table:style-name="ce261" table:formula="of:=+[.C4]+[.C7]+[.C22]+[.C26]+[.C30]+[.C35]+[.C38]+[.C51]+[.C59]+[.C65]+[.C70]+[.C75]+[.C91]+[.C78]+[.C96]+[.C102]+[.C108]+[.C114]+[.C122]+[.D149]+[.C151]+[.C156]+[.C166]" office:value-type="currency" office:currency="ARS" office:value="52161.64" calcext:value-type="currency">
            <text:p>$52.161,64</text:p>
          </table:table-cell>
          <table:table-cell table:number-columns-repeated="5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2"/>
          <table:table-cell table:style-name="ce257" table:formula="of:=SUM([.H45:.H47])" office:value-type="currency" office:currency="ARS" office:value="149193.42" calcext:value-type="currency">
            <text:p>$149.193,42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3"/>
          <table:table-cell table:style-name="ce261" table:formula="of:=+[.C177]-[.H48]" office:value-type="currency" office:currency="ARS" office:value="0" calcext:value-type="currency">
            <text:p>$0,00</text:p>
          </table:table-cell>
          <table:table-cell table:number-columns-repeated="4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,00</text:p>
          </table:table-cell>
          <table:table-cell/>
          <table:table-cell table:formula="of:=+[.E77]+[.C78]-[.D78]" office:value-type="currency" office:currency="ARS" office:value="700" calcext:value-type="currency">
            <text:p>$70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9]+[.C80]-[.D80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80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81]+[.C82]-[.D82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2]+[.C83]-[.D83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3]+[.C84]-[.D84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4]+[.C85]-[.D85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5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6]+[.C87]-[.D87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7]+[.C88]-[.D88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9]+[.C90]-[.D90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90]+[.C91]-[.D91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91]+[.C92]-[.D92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2]+[.C93]-[.D93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formula="of:=+[.E94]+[.C95]-[.D95]" office:value-type="currency" office:currency="ARS" office:value="1185" calcext:value-type="currency">
            <text:p>$1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95]+[.C96]-[.D96]" office:value-type="currency" office:currency="ARS" office:value="3185" calcext:value-type="currency">
            <text:p>$3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,00</text:p>
          </table:table-cell>
          <table:table-cell table:formula="of:=+[.E96]+[.C97]-[.D97]" office:value-type="currency" office:currency="ARS" office:value="2560" calcext:value-type="currency">
            <text:p>$2.56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,00</text:p>
          </table:table-cell>
          <table:table-cell table:formula="of:=+[.E97]+[.C98]-[.D98]" office:value-type="currency" office:currency="ARS" office:value="2040" calcext:value-type="currency">
            <text:p>$2.04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98]+[.C99]-[.D99]"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99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.481,78</text:p>
          </table:table-cell>
          <table:table-cell/>
          <table:table-cell table:formula="of:=+[.E100]+[.C101]-[.D101]" office:value-type="currency" office:currency="ARS" office:value="2481.78" calcext:value-type="currency">
            <text:p>$2.481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.215,00</text:p>
          </table:table-cell>
          <table:table-cell/>
          <table:table-cell table:formula="of:=+[.E101]+[.C102]-[.D102]" office:value-type="currency" office:currency="ARS" office:value="9696.78" calcext:value-type="currency">
            <text:p>$9.696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,50</text:p>
          </table:table-cell>
          <table:table-cell table:formula="of:=+[.E102]+[.C103]-[.D103]" office:value-type="currency" office:currency="ARS" office:value="9364.28" calcext:value-type="currency">
            <text:p>$9.364,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.334,28</text:p>
          </table:table-cell>
          <table:table-cell table:formula="of:=+[.E103]+[.C104]-[.D104]" office:value-type="currency" office:currency="ARS" office:value="8030" calcext:value-type="currency">
            <text:p>$8.03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,00</text:p>
          </table:table-cell>
          <table:table-cell table:formula="of:=+[.E104]+[.C105]-[.D105]" office:value-type="currency" office:currency="ARS" office:value="7215" calcext:value-type="currency">
            <text:p>$7.215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.980,00</text:p>
          </table:table-cell>
          <table:table-cell table:formula="of:=+[.E105]+[.C106]-[.D106]" office:value-type="currency" office:currency="ARS" office:value="235.000000000001" calcext:value-type="currency">
            <text:p>$235,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,00</text:p>
          </table:table-cell>
          <table:table-cell table:formula="of:=+[.E106]+[.C107]-[.D10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,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108]+[.C109]-[.D10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110]+[.C111]-[.D111]" office:value-type="currency" office:currency="ARS" office:value="203.000000000001" calcext:value-type="currency">
            <text:p>$20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,00</text:p>
          </table:table-cell>
          <table:table-cell table:formula="of:=+[.E111]+[.C112]-[.D112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.630,00</text:p>
          </table:table-cell>
          <table:table-cell/>
          <table:table-cell table:formula="of:=+[.E112]+[.C113]-[.D113]" office:value-type="currency" office:currency="ARS" office:value="3630" calcext:value-type="currency">
            <text:p>$3.63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,43</text:p>
          </table:table-cell>
          <table:table-cell/>
          <table:table-cell table:formula="of:=+[.E113]+[.C114]-[.D114]" office:value-type="currency" office:currency="ARS" office:value="4138.43" calcext:value-type="currency">
            <text:p>$4.13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,00</text:p>
          </table:table-cell>
          <table:table-cell table:formula="of:=+[.E114]+[.C115]-[.D115]" office:value-type="currency" office:currency="ARS" office:value="3448.43" calcext:value-type="currency">
            <text:p>$3.44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.670,00</text:p>
          </table:table-cell>
          <table:table-cell table:formula="of:=+[.E115]+[.C116]-[.D116]" office:value-type="currency" office:currency="ARS" office:value="778.430000000001" calcext:value-type="currency">
            <text:p>$778,43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,00</text:p>
          </table:table-cell>
          <table:table-cell table:formula="of:=+[.E116]+[.C117]-[.D117]" office:value-type="currency" office:currency="ARS" office:value="508.430000000001" calcext:value-type="currency">
            <text:p>$50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,43</text:p>
          </table:table-cell>
          <table:table-cell table:formula="of:=+[.E117]+[.C118]-[.D118]" office:value-type="currency" office:currency="ARS" office:value="100.000000000001" calcext:value-type="currency">
            <text:p>$10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18]+[.C119]-[.D119]" office:value-type="currency" office:currency="ARS" office:value="40.0000000000012" calcext:value-type="currency">
            <text:p>$4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119]+[.C120]-[.D120]" office:value-type="currency" office:currency="ARS" office:value="0.00000000000120081722343457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90.35" calcext:value-type="currency">
            <text:p>$590,35</text:p>
          </table:table-cell>
          <table:table-cell/>
          <table:table-cell table:formula="of:=+[.E120]+[.C121]-[.D121]" office:value-type="currency" office:currency="ARS" office:value="590.350000000001" calcext:value-type="currency">
            <text:p>$590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3" calcext:value-type="currency">
            <text:p>$5.083,00</text:p>
          </table:table-cell>
          <table:table-cell/>
          <table:table-cell table:formula="of:=+[.E121]+[.C122]-[.D122]" office:value-type="currency" office:currency="ARS" office:value="5673.35" calcext:value-type="currency">
            <text:p>$5.673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Compra Pintecord 3 Litros probase + 2Lts. Tinner</text:p>
          </table:table-cell>
          <table:table-cell/>
          <table:table-cell office:value-type="currency" office:currency="ARS" office:value="545.35" calcext:value-type="currency">
            <text:p>$545,35</text:p>
          </table:table-cell>
          <table:table-cell table:formula="of:=+[.E122]+[.C123]-[.D123]" office:value-type="currency" office:currency="ARS" office:value="5128" calcext:value-type="currency">
            <text:p>$5.128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45" calcext:value-type="currency">
            <text:p>$45,00</text:p>
          </table:table-cell>
          <table:table-cell table:formula="of:=+[.E123]+[.C124]-[.D124]" office:value-type="currency" office:currency="ARS" office:value="5083" calcext:value-type="currency">
            <text:p>$5.0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800" calcext:value-type="currency">
            <text:p>$800,00</text:p>
          </table:table-cell>
          <table:table-cell table:formula="of:=+[.E124]+[.C125]-[.D125]" office:value-type="currency" office:currency="ARS" office:value="4283" calcext:value-type="currency">
            <text:p>$4.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Saldo final ejecución de barra Ppn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25]+[.C126]-[.D126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Municipal 1 c / 2017</text:p>
          </table:table-cell>
          <table:table-cell/>
          <table:table-cell office:value-type="currency" office:currency="ARS" office:value="283" calcext:value-type="currency">
            <text:p>$283,00</text:p>
          </table:table-cell>
          <table:table-cell table:formula="of:=+[.E126]+[.C127]-[.D12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33" calcext:value-type="currency">
            <text:p>$733,00</text:p>
          </table:table-cell>
          <table:table-cell/>
          <table:table-cell table:formula="of:=+[.E127]+[.C128]-[.D128]" office:value-type="currency" office:currency="ARS" office:value="733" calcext:value-type="currency">
            <text:p>$733,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128]+[.C129]-[.D129]" office:value-type="currency" office:currency="ARS" office:value="433" calcext:value-type="currency">
            <text:p>$4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29]+[.C130]-[.D130]" office:value-type="currency" office:currency="ARS" office:value="233" calcext:value-type="currency">
            <text:p>$2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,00</text:p>
          </table:table-cell>
          <table:table-cell table:formula="of:=+[.E130]+[.C131]-[.D13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.766,00</text:p>
          </table:table-cell>
          <table:table-cell/>
          <table:table-cell table:formula="of:=+[.E131]+[.C132]-[.D132]" office:value-type="currency" office:currency="ARS" office:value="6766" calcext:value-type="currency">
            <text:p>$6.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delanto Lonera</text:p>
          </table:table-cell>
          <table:table-cell/>
          <table:table-cell office:value-type="currency" office:currency="ARS" office:value="6000" calcext:value-type="currency">
            <text:p>$6.000,00</text:p>
          </table:table-cell>
          <table:table-cell table:formula="of:=+[.E132]+[.C133]-[.D133]" office:value-type="currency" office:currency="ARS" office:value="766" calcext:value-type="currency">
            <text:p>$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33]+[.C134]-[.D134]" office:value-type="currency" office:currency="ARS" office:value="566" calcext:value-type="currency">
            <text:p>$5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Expensas <text:s/></text:p>
          </table:table-cell>
          <table:table-cell/>
          <table:table-cell office:value-type="currency" office:currency="ARS" office:value="566" calcext:value-type="currency">
            <text:p>$566,00</text:p>
          </table:table-cell>
          <table:table-cell table:formula="of:=+[.E134]+[.C135]-[.D13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.000,00</text:p>
          </table:table-cell>
          <table:table-cell/>
          <table:table-cell table:formula="of:=+[.E135]+[.C136]-[.D136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36]+[.C137]-[.D1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.820,00</text:p>
          </table:table-cell>
          <table:table-cell/>
          <table:table-cell table:formula="of:=+[.E137]+[.C138]-[.D138]" office:value-type="currency" office:currency="ARS" office:value="5820" calcext:value-type="currency">
            <text:p>$5.82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.820,00</text:p>
          </table:table-cell>
          <table:table-cell table:formula="of:=+[.E138]+[.C139]-[.D13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680" calcext:value-type="currency">
            <text:p>$2.680,00</text:p>
          </table:table-cell>
          <table:table-cell/>
          <table:table-cell table:formula="of:=+[.E139]+[.C140]-[.D140]" office:value-type="currency" office:currency="ARS" office:value="2680" calcext:value-type="currency">
            <text:p>$2.68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Materiales aire</text:p>
          </table:table-cell>
          <table:table-cell/>
          <table:table-cell office:value-type="currency" office:currency="ARS" office:value="135" calcext:value-type="currency">
            <text:p>$135,00</text:p>
          </table:table-cell>
          <table:table-cell table:formula="of:=+[.E140]+[.C141]-[.D141]" office:value-type="currency" office:currency="ARS" office:value="2545" calcext:value-type="currency">
            <text:p>$2.545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Instalación de AIRE ACONDICIONADO!!</text:p>
          </table:table-cell>
          <table:table-cell/>
          <table:table-cell office:value-type="currency" office:currency="ARS" office:value="2545" calcext:value-type="currency">
            <text:p>$2.545,00</text:p>
          </table:table-cell>
          <table:table-cell table:formula="of:=+[.E141]+[.C142]-[.D14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" calcext:value-type="currency">
            <text:p>$720,00</text:p>
          </table:table-cell>
          <table:table-cell/>
          <table:table-cell table:formula="of:=+[.E142]+[.C143]-[.D143]" office:value-type="currency" office:currency="ARS" office:value="720" calcext:value-type="currency">
            <text:p>$7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Impresion de individuales (x1000)</text:p>
          </table:table-cell>
          <table:table-cell/>
          <table:table-cell office:value-type="currency" office:currency="ARS" office:value="600" calcext:value-type="currency">
            <text:p>$600,00</text:p>
          </table:table-cell>
          <table:table-cell table:formula="of:=+[.E143]+[.C144]-[.D144]" office:value-type="currency" office:currency="ARS" office:value="120" calcext:value-type="currency">
            <text:p>$1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120" calcext:value-type="currency">
            <text:p>$120,00</text:p>
          </table:table-cell>
          <table:table-cell table:formula="of:=+[.E144]+[.C145]-[.D1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87.69" calcext:value-type="currency">
            <text:p>$2.087,69</text:p>
          </table:table-cell>
          <table:table-cell/>
          <table:table-cell table:formula="of:=+[.E145]+[.C146]-[.D146]" office:value-type="currency" office:currency="ARS" office:value="2087.69" calcext:value-type="currency">
            <text:p>$2.087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52" calcext:value-type="currency">
            <text:p>$152,00</text:p>
          </table:table-cell>
          <table:table-cell/>
          <table:table-cell table:formula="of:=+[.E146]+[.C147]-[.D147]" office:value-type="currency" office:currency="ARS" office:value="2239.69" calcext:value-type="currency">
            <text:p>$2.239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Pintura turquesa pared + rodillos + pincel</text:p>
          </table:table-cell>
          <table:table-cell/>
          <table:table-cell office:value-type="currency" office:currency="ARS" office:value="2087.69" calcext:value-type="currency">
            <text:p>$2.087,69</text:p>
          </table:table-cell>
          <table:table-cell table:formula="of:=+[.E147]+[.C148]-[.D148]" office:value-type="currency" office:currency="ARS" office:value="152" calcext:value-type="currency">
            <text:p>$152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ntrol aire acondic. + pilas</text:p>
          </table:table-cell>
          <table:table-cell/>
          <table:table-cell office:value-type="currency" office:currency="ARS" office:value="152" calcext:value-type="currency">
            <text:p>$152,00</text:p>
          </table:table-cell>
          <table:table-cell table:formula="of:=+[.E148]+[.C149]-[.D14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50" calcext:value-type="currency">
            <text:p>$350,00</text:p>
          </table:table-cell>
          <table:table-cell/>
          <table:table-cell table:formula="of:=+[.E149]+[.C150]-[.D150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65" calcext:value-type="currency">
            <text:p>$165,00</text:p>
          </table:table-cell>
          <table:table-cell/>
          <table:table-cell table:formula="of:=+[.E150]+[.C151]-[.D151]" office:value-type="currency" office:currency="ARS" office:value="515" calcext:value-type="currency">
            <text:p>$515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72" calcext:value-type="currency">
            <text:p>$72,00</text:p>
          </table:table-cell>
          <table:table-cell/>
          <table:table-cell table:formula="of:=+[.E151]+[.C152]-[.D152]" office:value-type="currency" office:currency="ARS" office:value="587" calcext:value-type="currency">
            <text:p>$58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rreglo plomería baño de hombres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52]+[.C153]-[.D153]" office:value-type="currency" office:currency="ARS" office:value="237" calcext:value-type="currency">
            <text:p>$23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Thinner * 3</text:p>
          </table:table-cell>
          <table:table-cell/>
          <table:table-cell office:value-type="currency" office:currency="ARS" office:value="165" calcext:value-type="currency">
            <text:p>$165,00</text:p>
          </table:table-cell>
          <table:table-cell table:formula="of:=+[.E153]+[.C154]-[.D154]" office:value-type="currency" office:currency="ARS" office:value="72" calcext:value-type="currency">
            <text:p>$72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Lijas</text:p>
          </table:table-cell>
          <table:table-cell/>
          <table:table-cell office:value-type="currency" office:currency="ARS" office:value="72" calcext:value-type="currency">
            <text:p>$72,00</text:p>
          </table:table-cell>
          <table:table-cell table:formula="of:=+[.E154]+[.C155]-[.D15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155]+[.C156]-[.D15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 cuenta Ppn parte superior barra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156]+[.C157]-[.D15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305" calcext:value-type="currency">
            <text:p>$1.305,00</text:p>
          </table:table-cell>
          <table:table-cell/>
          <table:table-cell table:formula="of:=+[.E157]+[.C158]-[.D158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51.3" calcext:value-type="currency">
            <text:p>$251,30</text:p>
          </table:table-cell>
          <table:table-cell/>
          <table:table-cell table:formula="of:=+[.E158]+[.C159]-[.D159]" office:value-type="currency" office:currency="ARS" office:value="1556.3" calcext:value-type="currency">
            <text:p>$1.556,3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Durlock inífugo</text:p>
          </table:table-cell>
          <table:table-cell/>
          <table:table-cell office:value-type="currency" office:currency="ARS" office:value="251.3" calcext:value-type="currency">
            <text:p>$251,30</text:p>
          </table:table-cell>
          <table:table-cell table:formula="of:=+[.E159]+[.C160]-[.D160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Eletricidad + dimer + focos</text:p>
          </table:table-cell>
          <table:table-cell/>
          <table:table-cell office:value-type="currency" office:currency="ARS" office:value="1305" calcext:value-type="currency">
            <text:p>$1.305,00</text:p>
          </table:table-cell>
          <table:table-cell table:formula="of:=+[.E160]+[.C161]-[.D16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908.55" calcext:value-type="currency">
            <text:p>$908,55</text:p>
          </table:table-cell>
          <table:table-cell/>
          <table:table-cell table:formula="of:=+[.E161]+[.C162]-[.D162]" office:value-type="currency" office:currency="ARS" office:value="908.55" calcext:value-type="currency">
            <text:p>$908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Super tinner</text:p>
          </table:table-cell>
          <table:table-cell/>
          <table:table-cell office:value-type="currency" office:currency="ARS" office:value="394" calcext:value-type="currency">
            <text:p>$394,00</text:p>
          </table:table-cell>
          <table:table-cell table:formula="of:=+[.E162]+[.C163]-[.D163]" office:value-type="currency" office:currency="ARS" office:value="514.55" calcext:value-type="currency">
            <text:p>$514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Led calida + adaptador casa rayo</text:p>
          </table:table-cell>
          <table:table-cell/>
          <table:table-cell office:value-type="currency" office:currency="ARS" office:value="514.55" calcext:value-type="currency">
            <text:p>$514,55</text:p>
          </table:table-cell>
          <table:table-cell table:formula="of:=+[.E163]+[.C164]-[.D16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245" calcext:value-type="currency">
            <text:p>$2.245,00</text:p>
          </table:table-cell>
          <table:table-cell/>
          <table:table-cell table:formula="of:=+[.E164]+[.C165]-[.D165]" office:value-type="currency" office:currency="ARS" office:value="2245" calcext:value-type="currency">
            <text:p>$2.245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6.85" calcext:value-type="currency">
            <text:p>$206,85</text:p>
          </table:table-cell>
          <table:table-cell/>
          <table:table-cell table:formula="of:=+[.E165]+[.C166]-[.D166]" office:value-type="currency" office:currency="ARS" office:value="2451.85" calcext:value-type="currency">
            <text:p>$2.45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ompra de Comida 30 pizzas + 12 panes + mermeladas</text:p>
          </table:table-cell>
          <table:table-cell/>
          <table:table-cell office:value-type="currency" office:currency="ARS" office:value="2240" calcext:value-type="currency">
            <text:p>$2.240,00</text:p>
          </table:table-cell>
          <table:table-cell table:formula="of:=+[.E166]+[.C167]-[.D167]" office:value-type="currency" office:currency="ARS" office:value="211.85" calcext:value-type="currency">
            <text:p>$21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Pintecord 2 pincel + 1 rodillo</text:p>
          </table:table-cell>
          <table:table-cell/>
          <table:table-cell office:value-type="currency" office:currency="ARS" office:value="211.85" calcext:value-type="currency">
            <text:p>$211,85</text:p>
          </table:table-cell>
          <table:table-cell table:formula="of:=+[.E167]+[.C168]-[.D1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9" calcext:value-type="currency">
            <text:p>$149,00</text:p>
          </table:table-cell>
          <table:table-cell/>
          <table:table-cell table:formula="of:=+[.E168]+[.C169]-[.D169]" office:value-type="currency" office:currency="ARS" office:value="149" calcext:value-type="currency">
            <text:p>$149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s x 2 </text:p>
          </table:table-cell>
          <table:table-cell/>
          <table:table-cell office:value-type="currency" office:currency="ARS" office:value="84" calcext:value-type="currency">
            <text:p>$84,00</text:p>
          </table:table-cell>
          <table:table-cell table:formula="of:=+[.E169]+[.C170]-[.D170]" office:value-type="currency" office:currency="ARS" office:value="65" calcext:value-type="currency">
            <text:p>$65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 gruesa por 1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70]+[.C171]-[.D17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71]+[.C172]-[.D1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72]+[.C173]-[.D17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73]+[.C174]-[.D1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74]+[.C175]-[.D17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75]+[.C176]-[.D17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176])" office:value-type="currency" office:currency="ARS" office:value="149193.42" calcext:value-type="currency">
            <text:p>$149.193,42</text:p>
          </table:table-cell>
          <table:table-cell table:style-name="ce257" table:formula="of:=SUM([.D3:.D176])" office:value-type="currency" office:currency="ARS" office:value="149193.42" calcext:value-type="currency">
            <text:p>$149.193,42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177]" office:value-type="float" office:value="-49193.42" calcext:value-type="float">
            <text:p><text:s/>$ -49.193,42 </text:p>
          </table:table-cell>
          <table:table-cell table:style-name="ce259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style:scale-to="132%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18:48:08.035975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2-19T18:55:27.392795000</dc:date>
    <meta:editing-duration>PT18H28M39S</meta:editing-duration>
    <meta:editing-cycles>382</meta:editing-cycles>
    <meta:generator>LibreOffice/5.1.4.2$Linux_X86_64 LibreOffice_project/10m0$Build-2</meta:generator>
    <meta:document-statistic meta:table-count="10" meta:cell-count="2003" meta:object-count="0"/>
  </office:meta>
</office:document-meta>
</file>